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218" officeooo:paragraph-rsid="00029218"/>
    </style:style>
    <style:style style:name="P2" style:family="paragraph" style:parent-style-name="Standard">
      <style:text-properties officeooo:rsid="00037983" officeooo:paragraph-rsid="00037983"/>
    </style:style>
    <style:style style:name="P3" style:family="paragraph">
      <style:paragraph-properties fo:text-align="center"/>
    </style:style>
    <style:style style:name="T1" style:family="text">
      <style:text-properties officeooo:rsid="0002b0fb"/>
    </style:style>
    <style:style style:name="T2" style:family="text">
      <style:text-properties officeooo:rsid="00037606"/>
    </style:style>
    <style:style style:name="T3" style:family="text">
      <style:text-properties officeooo:rsid="00049589"/>
    </style:style>
    <style:style style:name="gr1" style:family="graphic">
      <style:graphic-properties draw:textarea-horizontal-align="justify" draw:textarea-vertical-align="middle" draw:auto-grow-height="false" fo:min-height="0.3909in" fo:min-width="0.3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3173in" fo:min-width="0.3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3173in" fo:min-width="0.3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in" draw:marker-start-width="0.139in" draw:marker-end-width="0.139in" draw:textarea-horizontal-align="justify" draw:textarea-vertical-align="middle" draw:auto-grow-height="false" fo:min-height="0.3173in" fo:min-width="0.317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799in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435 Project 2 Part one</text:p>
      <text:p text:style-name="P1">Zachary Ciemniecki</text:p>
      <text:p text:style-name="P1">3/30/2020</text:p>
      <text:p text:style-name="P1"/>
      <text:p text:style-name="P1">1. Gonna Take My Horse To The Old Town Node</text:p>
      <text:p text:style-name="P1"><text:tab/>a) <text:s/>To start we will assume that the BFS starts at noon and searches clockwise:</text:p>
      <text:p text:style-name="P1"><text:tab/> giving us [ S, A, C, E, B, F, G, K , L, D]</text:p>
      <text:p text:style-name="P1"><text:tab/>b)</text:p>
      <text:p text:style-name="P1"><text:tab/><text:tab/>a <text:s/>b <text:s/>c <text:s/>d <text:s/>e <text:s/>f <text:s/>g <text:s/><text:span text:style-name="T1">k <text:s/>l <text:s/>s</text:span></text:p>
      <text:p text:style-name="P1"><text:tab/> <text:s text:c="7"/>a <text:s/><text:span text:style-name="T1">0 <text:s/>1 <text:s/>1 0 <text:s/>1 <text:s/>0 <text:s/>0 0 <text:s/>0 <text:s/>1</text:span></text:p>
      <text:p text:style-name="P1"><text:tab/> <text:s text:c="7"/><text:span text:style-name="T1">b <text:s/>1 <text:s/>0 <text:s/>0 0 <text:s/>1 <text:s/>0 <text:s/>0 0 <text:s/>0 <text:s/>0</text:span></text:p>
      <text:p text:style-name="P1"><text:tab/> <text:s text:c="7"/><text:span text:style-name="T1">c <text:s/>1 <text:s/>0 <text:s/>0 0 <text:s/>0 <text:s/>0 <text:s/>0 0 <text:s/>0 <text:s/>0</text:span></text:p>
      <text:p text:style-name="P1"><text:tab/> <text:s text:c="7"/><text:span text:style-name="T1">d <text:s/>0 <text:s/>0 <text:s/>0 0 <text:s/>0 <text:s/>0 <text:s/>0 0 <text:s/>1 <text:s/>0</text:span></text:p>
      <text:p text:style-name="P1"><text:tab/> <text:s text:c="7"/><text:span text:style-name="T1">e <text:s/>1 <text:s/>1 <text:s/>0 0 <text:s/>0 <text:s/>1 <text:s/>0 0 <text:s/>0 <text:s/>0</text:span></text:p>
      <text:p text:style-name="P1"><text:tab/> <text:s text:c="7"/><text:span text:style-name="T1">f <text:s/>0 <text:s/>0 <text:s/>0 0 <text:s/>1 <text:s/>0 <text:s/>1 0 <text:s/>0 <text:s/>0</text:span></text:p>
      <text:p text:style-name="P1"><text:tab/> <text:s text:c="7"/><text:span text:style-name="T1">g 0 <text:s/>0 <text:s/>0 0 <text:s/>0 <text:s/>1 <text:s/>0 1 <text:s/>0 <text:s/>0</text:span></text:p>
      <text:p text:style-name="P1"><text:tab/> <text:s text:c="7"/><text:span text:style-name="T1">k 0 <text:s/>0 <text:s/>0 0 <text:s/>0 <text:s/>0 <text:s/>1 0 <text:s/>1 <text:s/>0</text:span></text:p>
      <text:p text:style-name="P1"><text:tab/> <text:s text:c="7"/><text:span text:style-name="T1">l <text:s/>0 <text:s/>0 <text:s/>0 1 <text:s/>0 <text:s/>0 <text:s/>0 <text:s/>1 0 <text:s/>0</text:span></text:p>
      <text:p text:style-name="P1"><text:tab/> <text:s text:c="7"/><text:span text:style-name="T1">s <text:s/>1 0 <text:s/>0 <text:s/>0 <text:s/>0 <text:s/>0 <text:s/>0 <text:s/>0 0 <text:s/>0</text:span></text:p>
      <text:p text:style-name="P1"><text:tab/><text:span text:style-name="T2">c)</text:span></text:p>
      <text:p text:style-name="P1"><draw:custom-shape text:anchor-type="paragraph" draw:z-index="0" draw:name="Shape1" draw:style-name="gr1" draw:text-style-name="P3" svg:width="0.5524in" svg:height="0.5524in" svg:x="3.1756in" svg:y="0.078in"><text:p text:style-name="P3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1" draw:text-style-name="P3" svg:width="0.5524in" svg:height="0.5524in" svg:x="2.1547in" svg:y="0.0673in"><text:p text:style-name="P3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1" draw:text-style-name="P3" svg:width="0.5524in" svg:height="0.5524in" svg:x="1.0508in" svg:y="0.0673in"><text:p text:style-name="P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" draw:name="Shape1" draw:style-name="gr1" draw:text-style-name="P3" svg:width="0.5524in" svg:height="0.5524in" svg:x="2.1547in" svg:y="1.8445in"><text:p text:style-name="P3">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3" svg:width="0.5524in" svg:height="0.5524in" svg:x="1.0402in" svg:y="0.7717in"><text:p text:style-name="P3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3" svg:width="0.5524in" svg:height="0.5524in" svg:x="2.1654in" svg:y="0.7508in"><text:p text:style-name="P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1" draw:text-style-name="P3" svg:width="0.5524in" svg:height="0.5524in" svg:x="3.228in" svg:y="1.8236in"><text:p text:style-name="P3">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1" draw:text-style-name="P3" svg:width="0.5524in" svg:height="0.5524in" svg:x="1.0193in" svg:y="1.8547in"><text:p text:style-name="P3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1" draw:text-style-name="P3" svg:width="0.5524in" svg:height="0.5524in" svg:x="3.2071in" svg:y="0.7654in"><text:p text:style-name="P3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2" draw:style-name="gr2" draw:text-style-name="P3" svg:x1="1.2902in" svg:y1="1.2508in" svg:x2="1.2902in" svg:y2="1.8551in"><text:p/></draw:line><draw:line text:anchor-type="paragraph" draw:z-index="10" draw:name="Shape3" draw:style-name="gr2" draw:text-style-name="P3" svg:x1="1.3421in" svg:y1="0.1882in" svg:x2="1.3319in" svg:y2="0.8756in"><text:p/></draw:line><draw:line text:anchor-type="paragraph" draw:z-index="11" draw:name="Shape4" draw:style-name="gr2" draw:text-style-name="P3" svg:x1="1.4256in" svg:y1="0.1984in" svg:x2="2.2382in" svg:y2="0.865in"><text:p/></draw:line><draw:line text:anchor-type="paragraph" draw:z-index="12" draw:name="Shape5" draw:style-name="gr3" draw:text-style-name="P3" svg:x1="1.4882in" svg:y1="0.0634in" svg:x2="2.228in" svg:y2="0.0945in"><text:p/></draw:line><draw:line text:anchor-type="paragraph" draw:z-index="13" draw:name="Shape5" draw:style-name="gr3" draw:text-style-name="P3" svg:x1="2.6028in" svg:y1="0.1362in" svg:x2="3.3425in" svg:y2="0.1673in"><text:p/></draw:line><draw:line text:anchor-type="paragraph" draw:z-index="14" draw:name="Shape5" draw:style-name="gr3" draw:text-style-name="P3" svg:x1="2.4362in" svg:y1="0.3028in" svg:x2="2.4362in" svg:y2="0.7508in"><text:p/></draw:line><draw:line text:anchor-type="paragraph" draw:z-index="15" draw:name="Shape5" draw:style-name="gr3" draw:text-style-name="P3" svg:x1="3.4571in" svg:y1="1.0217in" svg:x2="2.5925in" svg:y2="0.9071in"><text:p/></draw:line><draw:line text:anchor-type="paragraph" draw:z-index="16" draw:name="Shape5" draw:style-name="gr3" draw:text-style-name="P3" svg:x1="2.4362in" svg:y1="1.3028in" svg:x2="2.4362in" svg:y2="1.8445in"><text:p/></draw:line><draw:line text:anchor-type="paragraph" draw:z-index="17" draw:name="Shape5" draw:style-name="gr3" draw:text-style-name="P3" svg:x1="3.4882in" svg:y1="1.2819in" svg:x2="3.4882in" svg:y2="1.8236in"><text:p/></draw:line><draw:line text:anchor-type="paragraph" draw:z-index="18" draw:name="Shape5" draw:style-name="gr3" draw:text-style-name="P3" svg:x1="1.4362in" svg:y1="2.0736in" svg:x2="2.3217in" svg:y2="2.1154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 Boulevard of Broken Cheese</text:p>
      <text:p text:style-name="P2"/>
      <text:p text:style-name="P2"><text:tab/>a) There would be 2<text:span text:style-name="T3">7</text:span> nodes , one for each accessible square in the maze, <text:span text:style-name="T3">one for the start, and one for the cheese aka the destination</text:span>.</text:p>
      <text:p text:style-name="P2"/>
      <text:p text:style-name="P2"><text:tab/>b) Edges would represent non walled in ways to adjacent squares</text:p>
      <text:p text:style-name="P2"/>
      <text:p text:style-name="P2"><text:tab/>c) Its properties would be: un-directed, acyclic, <text:span text:style-name="T3">connected, and unweighted</text:span></text:p>
      <text:p text:style-name="P2"/>
      <text:p text:style-name="P2"><text:span text:style-name="T3"><text:tab/>d) on new page</text:span></text:p>
      <text:p text:style-name="P2"/>
      <text:p text:style-name="P2"/>
      <text:p text:style-name="P2"/>
      <text:p text:style-name="P2"/>
      <text:p text:style-name="P2"><draw:custom-shape text:anchor-type="paragraph" draw:z-index="19" draw:name="Shape6" draw:style-name="gr4" draw:text-style-name="P3" svg:width="0.448in" svg:height="0.448in" svg:x="2.6654in" svg:y="0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6" draw:style-name="gr4" draw:text-style-name="P3" svg:width="0.448in" svg:height="0.448in" svg:x="1.5508in" svg:y="0.1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6" draw:style-name="gr4" draw:text-style-name="P3" svg:width="0.448in" svg:height="0.448in" svg:x="4.7484in" svg:y="0.1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6" draw:style-name="gr5" draw:text-style-name="P3" svg:width="0.448in" svg:height="0.448in" svg:x="3.6236in" svg:y="0.1307in"><text:p text:style-name="P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6" draw:style-name="gr4" draw:text-style-name="P3" svg:width="0.448in" svg:height="0.448in" svg:x="0.4571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Shape6" draw:style-name="gr5" draw:text-style-name="P3" svg:width="0.448in" svg:height="0.448in" svg:x="2.6654in" svg:y="-0.5984in"><text:p text:style-name="P3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1" draw:name="Shape9" draw:style-name="gr7" draw:text-style-name="P3" svg:x1="2.8839in" svg:y1="0.1201in" svg:x2="2.8839in" svg:y2="-0.1508in"><text:p/></draw:line><text:soft-page-break/></text:p>
      <text:p text:style-name="P2"><draw:line text:anchor-type="paragraph" draw:z-index="64" draw:name="Shape27" draw:style-name="gr7" draw:text-style-name="P3" svg:x1="3.6236in" svg:y1="0.1366in" svg:x2="3.1134in" svg:y2="0.1264in"><text:p/></draw:line><draw:line text:anchor-type="paragraph" draw:z-index="66" draw:name="Shape29" draw:style-name="gr7" draw:text-style-name="P3" svg:x1="1.5504in" svg:y1="0.1264in" svg:x2="0.9047in" svg:y2="0.1264in"><text:p/></draw:line></text:p>
      <text:p text:style-name="P2"><draw:line text:anchor-type="paragraph" draw:z-index="62" draw:name="Shape25" draw:style-name="gr7" draw:text-style-name="P3" svg:x1="4.978in" svg:y1="0.6972in" svg:x2="4.9882in" svg:y2="0.1327in"><text:p/></draw:line></text:p>
      <text:p text:style-name="P2"><draw:custom-shape text:anchor-type="paragraph" draw:z-index="22" draw:name="Shape6" draw:style-name="gr4" draw:text-style-name="P3" svg:width="0.448in" svg:height="0.448in" svg:x="2.6547in" svg:y="2.3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6" draw:style-name="gr4" draw:text-style-name="P3" svg:width="0.448in" svg:height="0.448in" svg:x="1.5091in" svg:y="0.4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6" draw:style-name="gr4" draw:text-style-name="P3" svg:width="0.448in" svg:height="0.448in" svg:x="2.6339in" svg:y="0.4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6" draw:style-name="gr4" draw:text-style-name="P3" svg:width="0.448in" svg:height="0.448in" svg:x="3.5925in" svg:y="0.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6" draw:style-name="gr4" draw:text-style-name="P3" svg:width="0.448in" svg:height="0.448in" svg:x="1.5402in" svg:y="2.3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6" draw:style-name="gr4" draw:text-style-name="P3" svg:width="0.448in" svg:height="0.448in" svg:x="0.2902in" svg:y="2.3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6" draw:style-name="gr4" draw:text-style-name="P3" svg:width="0.448in" svg:height="0.448in" svg:x="4.7591in" svg:y="1.3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6" draw:style-name="gr4" draw:text-style-name="P3" svg:width="0.448in" svg:height="0.448in" svg:x="4.7382in" svg:y="0.50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6" draw:style-name="gr4" draw:text-style-name="P3" svg:width="0.448in" svg:height="0.448in" svg:x="3.6134in" svg:y="1.2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6" draw:style-name="gr4" draw:text-style-name="P3" svg:width="0.448in" svg:height="0.448in" svg:x="2.6445in" svg:y="1.3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6" draw:style-name="gr4" draw:text-style-name="P3" svg:width="0.448in" svg:height="0.448in" svg:x="0.3425in" svg:y="1.3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6" draw:style-name="gr4" draw:text-style-name="P3" svg:width="0.448in" svg:height="0.448in" svg:x="1.5091in" svg:y="1.31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6" draw:style-name="gr6" draw:text-style-name="P3" svg:width="0.448in" svg:height="0.448in" svg:x="0.4047in" svg:y="0.3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6" draw:style-name="gr4" draw:text-style-name="P3" svg:width="0.448in" svg:height="0.448in" svg:x="4.7071in" svg:y="3.2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6" draw:style-name="gr4" draw:text-style-name="P3" svg:width="0.448in" svg:height="0.448in" svg:x="3.7173in" svg:y="3.2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6" draw:style-name="gr4" draw:text-style-name="P3" svg:width="0.448in" svg:height="0.448in" svg:x="2.6654in" svg:y="3.28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6" draw:style-name="gr4" draw:text-style-name="P3" svg:width="0.448in" svg:height="0.448in" svg:x="1.5091in" svg:y="3.3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6" draw:style-name="gr4" draw:text-style-name="P3" svg:width="0.448in" svg:height="0.448in" svg:x="0.3217in" svg:y="3.3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6" draw:style-name="gr4" draw:text-style-name="P3" svg:width="0.448in" svg:height="0.448in" svg:x="3.6339in" svg:y="2.2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6" draw:style-name="gr4" draw:text-style-name="P3" svg:width="0.448in" svg:height="0.448in" svg:x="4.7484in" svg:y="2.2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name="Shape7" draw:style-name="gr7" draw:text-style-name="P3" svg:x1="2.9984in" svg:y1="3.472in" svg:x2="3.7173in" svg:y2="3.472in"><text:p/></draw:line><draw:line text:anchor-type="paragraph" draw:z-index="45" draw:name="Shape8" draw:style-name="gr7" draw:text-style-name="P3" svg:x1="4.1654in" svg:y1="3.472in" svg:x2="4.8425in" svg:y2="3.472in"><text:p/></draw:line><draw:line text:anchor-type="paragraph" draw:z-index="46" draw:name="Shape9" draw:style-name="gr7" draw:text-style-name="P3" svg:x1="2.8839in" svg:y1="3.287in" svg:x2="2.8839in" svg:y2="2.7535in"><text:p/></draw:line><draw:line text:anchor-type="paragraph" draw:z-index="47" draw:name="Shape10" draw:style-name="gr7" draw:text-style-name="P3" svg:x1="2.8217in" svg:y1="3.5346in" svg:x2="1.8945in" svg:y2="3.5244in"><text:p/></draw:line><draw:line text:anchor-type="paragraph" draw:z-index="48" draw:name="Shape11" draw:style-name="gr7" draw:text-style-name="P3" svg:x1="1.5713in" svg:y1="3.5346in" svg:x2="0.7693in" svg:y2="3.5138in"><text:p/></draw:line><draw:line text:anchor-type="paragraph" draw:z-index="49" draw:name="Shape12" draw:style-name="gr7" draw:text-style-name="P3" svg:x1="0.5193in" svg:y1="3.3677in" svg:x2="0.4984in" svg:y2="2.6075in"><text:p/></draw:line><draw:line text:anchor-type="paragraph" draw:z-index="50" draw:name="Shape13" draw:style-name="gr7" draw:text-style-name="P3" svg:x1="0.5508in" svg:y1="2.3287in" svg:x2="0.5925in" svg:y2="1.6598in"><text:p/></draw:line><draw:line text:anchor-type="paragraph" draw:z-index="51" draw:name="Shape14" draw:style-name="gr7" draw:text-style-name="P3" svg:x1="0.6965in" svg:y1="1.6181in" svg:x2="1.6028in" svg:y2="1.5972in"><text:p/></draw:line><draw:line text:anchor-type="paragraph" draw:z-index="52" draw:name="Shape15" draw:style-name="gr7" draw:text-style-name="P3" svg:x1="1.7382in" svg:y1="1.5972in" svg:x2="1.7799in" svg:y2="2.3681in"><text:p/></draw:line><draw:line text:anchor-type="paragraph" draw:z-index="53" draw:name="Shape16" draw:style-name="gr7" draw:text-style-name="P3" svg:x1="1.7591in" svg:y1="1.3157in" svg:x2="1.7799in" svg:y2="0.8366in"><text:p/></draw:line><draw:line text:anchor-type="paragraph" draw:z-index="54" draw:name="Shape17" draw:style-name="gr7" draw:text-style-name="P3" svg:x1="1.7902in" svg:y1="0.722in" svg:x2="2.7067in" svg:y2="0.7118in"><text:p/></draw:line><draw:line text:anchor-type="paragraph" draw:z-index="55" draw:name="Shape18" draw:style-name="gr7" draw:text-style-name="P3" svg:x1="2.8217in" svg:y1="0.9307in" svg:x2="2.8217in" svg:y2="1.3681in"><text:p/></draw:line><draw:line text:anchor-type="paragraph" draw:z-index="56" draw:name="Shape19" draw:style-name="gr7" draw:text-style-name="P3" svg:x1="2.9673in" svg:y1="1.4827in" svg:x2="3.613in" svg:y2="1.4827in"><text:p/></draw:line><draw:line text:anchor-type="paragraph" draw:z-index="57" draw:name="Shape20" draw:style-name="gr7" draw:text-style-name="P3" svg:x1="3.1028in" svg:y1="2.4827in" svg:x2="3.6339in" svg:y2="2.4618in"><text:p/></draw:line><draw:line text:anchor-type="paragraph" draw:z-index="58" draw:name="Shape21" draw:style-name="gr7" draw:text-style-name="P3" svg:x1="4.0819in" svg:y1="2.4929in" svg:x2="4.7484in" svg:y2="2.472in"><text:p/></draw:line><draw:line text:anchor-type="paragraph" draw:z-index="59" draw:name="Shape22" draw:style-name="gr7" draw:text-style-name="P3" svg:x1="4.9362in" svg:y1="2.2657in" svg:x2="4.9571in" svg:y2="1.722in"><text:p/></draw:line><draw:line text:anchor-type="paragraph" draw:z-index="60" draw:name="Shape23" draw:style-name="gr7" draw:text-style-name="P3" svg:x1="4.9882in" svg:y1="1.3787in" svg:x2="4.9673in" svg:y2="0.9535in"><text:p/></draw:line><draw:line text:anchor-type="paragraph" draw:z-index="61" draw:name="Shape24" draw:style-name="gr7" draw:text-style-name="P3" svg:x1="4.7382in" svg:y1="0.7323in" svg:x2="4.0402in" svg:y2="0.722in"><text:p/></draw:line><draw:line text:anchor-type="paragraph" draw:z-index="63" draw:name="Shape26" draw:style-name="gr7" draw:text-style-name="P3" svg:x1="3.8528in" svg:y1="0.4724in" svg:x2="3.863in" svg:y2="0.0035in"><text:p/></draw:line><draw:line text:anchor-type="paragraph" draw:z-index="65" draw:name="Shape28" draw:style-name="gr7" draw:text-style-name="P3" svg:x1="1.728in" svg:y1="0.5244in" svg:x2="1.7697in" svg:y2="0.0035in"><text:p/></draw:line><draw:line text:anchor-type="paragraph" draw:z-index="67" draw:name="Shape30" draw:style-name="gr7" draw:text-style-name="P3" svg:x1="0.6858in" svg:y1="0.0055in" svg:x2="0.6547in" svg:y2="0.3701in"><text:p/></draw:line><draw:custom-shape text:anchor-type="paragraph" draw:z-index="69" draw:name="Shape6" draw:style-name="gr5" draw:text-style-name="P3" svg:width="0.448in" svg:height="0.448in" svg:x="2.6339in" svg:y="4.222in"><text:p text:style-name="P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0" draw:name="Shape9" draw:style-name="gr7" draw:text-style-name="P3" svg:x1="2.8528in" svg:y1="4.2681in" svg:x2="2.8528in" svg:y2="3.734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7:16:56.846000000</meta:creation-date>
    <dc:date>2020-03-30T18:47:20.088000000</dc:date>
    <meta:editing-duration>PT7M10S</meta:editing-duration>
    <meta:editing-cycles>1</meta:editing-cycles>
    <meta:document-statistic meta:table-count="0" meta:image-count="0" meta:object-count="0" meta:page-count="2" meta:paragraph-count="24" meta:word-count="226" meta:character-count="952" meta:non-whitespace-character-count="561"/>
    <meta:generator>LibreOffice/6.1.3.2$Windows_X86_64 LibreOffice_project/86daf60bf00efa86ad547e59e09d6bb77c699acb</meta:generator>
  </office:meta>
</office:document-meta>
</file>